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b0351" officeooo:paragraph-rsid="001b0351"/>
    </style:style>
    <style:style style:name="P9" style:family="paragraph" style:parent-style-name="Table_20_Contents">
      <style:text-properties officeooo:rsid="001b0351" officeooo:paragraph-rsid="00199480"/>
    </style:style>
    <style:style style:name="P10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957b" style:font-style-asian="normal" style:font-weight-asian="normal" style:font-style-complex="normal" style:font-weight-complex="normal"/>
    </style:style>
    <style:style style:name="T4" style:family="text">
      <style:text-properties officeooo:rsid="001b0351"/>
    </style:style>
    <style:style style:name="T5" style:family="text">
      <style:text-properties officeooo:rsid="001cb4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Gérer un compte membre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<text:span text:style-name="T5">Annuler</text:span> son <text:span text:style-name="T5">abonnement</text:span>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ésire <text:span text:style-name="T5">annuler son abonnement</text:span>.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6">Utilisateur-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6">L'acteur doit être authentifié.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Lorsque l'utilisateur désire <text:span text:style-name="T5">supprimer </text:span>son compte, il doit tout d'abord s'authentifier. <text:span text:style-name="T4">Un utilisateur peut annuler son abonnement parce qu'il n'aura bientôt plus de crédits disponibles. </text:span>.</text:p>
      <text:p text:style-name="P3"/>
      <text:p text:style-name="P2">Scénario d'opération</text:p>
      <text:list xml:id="list2491436983359439997" text:style-name="L1">
        <text:list-item>
          <text:p text:style-name="P10">L'utilisateur s'authentifie et passe alors au status de « membre ».</text:p>
        </text:list-item>
        <text:list-item>
          <text:p text:style-name="P12"><text:span text:style-name="T2">L</text:span><text:span text:style-name="T1">e membre a désormais accès à son compte et peut </text:span><text:span text:style-name="T3">annuler son abonnement</text:span><text:span text:style-name="T1">.</text:span></text:p>
        </text:list-item>
        <text:list-item>
          <text:p text:style-name="P11">Lorsqu'il désire annuler son abonnement, un message de confirmation surviendra.</text:p>
          <text:list>
            <text:list-item>
              <text:p text:style-name="P11">Si le membre confirmation la désinscription, il est déconnecté du site, est redirigé vers la page d'accueil et devient un utilisateur à mode restreint.</text:p>
            </text:list-item>
            <text:list-item>
              <text:p text:style-name="P11">Si le membre ne confirme pas la désinscription, aucune action n'est effectuée sur le compte du membre et est redirigé vers la page de gestion de son compte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3T15:01:24.356593053</dc:date>
    <meta:editing-duration>PT36M58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3" meta:word-count="151" meta:character-count="1000" meta:non-whitespace-character-count="877"/>
  </office:meta>
</office:document-meta>
</file>